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WWNum2">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fo:background-color="#ff0000"/>
    </style:style>
    <style:style style:name="P4" style:family="paragraph" style:parent-style-name="Standard">
      <style:paragraph-properties fo:text-align="start" style:justify-single-word="false" style:writing-mode="lr-tb"/>
      <style:text-properties fo:color="#333333" fo:background-color="#ff0000"/>
    </style:style>
    <style:style style:name="P5" style:family="paragraph" style:parent-style-name="Standard">
      <style:paragraph-properties fo:text-align="start" style:justify-single-word="false" style:writing-mode="lr-tb"/>
      <style:text-properties fo:color="#333333" fo:background-color="#dee6ef"/>
    </style:style>
    <style:style style:name="P6" style:family="paragraph" style:parent-style-name="Standard">
      <style:paragraph-properties fo:text-align="start" style:justify-single-word="false" style:writing-mode="lr-tb"/>
      <style:text-properties fo:background-color="#dee6ef"/>
    </style:style>
    <style:style style:name="P7" style:family="paragraph" style:parent-style-name="Standard" style:master-page-name="Standard">
      <style:paragraph-properties fo:text-align="center" style:justify-single-word="false" style:page-number="auto" style:writing-mode="lr-tb"/>
    </style:style>
    <style:style style:name="T1" style:family="text">
      <style:text-properties fo:font-size="14pt" fo:font-weight="bold" style:font-size-asian="14pt" style:font-weight-asian="bold" style:font-weight-complex="bold"/>
    </style:style>
    <style:style style:name="T2" style:family="text">
      <style:text-properties fo:color="#333333"/>
    </style:style>
    <style:style style:name="T3" style:family="text">
      <style:text-properties fo:color="#333333" fo:font-style="normal" style:font-style-asian="normal" style:font-style-complex="normal"/>
    </style:style>
    <style:style style:name="T4" style:family="text">
      <style:text-properties fo:color="#333333" fo:font-style="normal" style:font-style-asian="normal" style:font-style-complex="normal" fo:background-color="#ff0000"/>
    </style:style>
    <style:style style:name="T5" style:family="text">
      <style:text-properties fo:color="#333333" fo:font-style="normal" style:font-style-asian="normal" style:font-style-complex="normal"/>
    </style:style>
    <style:style style:name="T6" style:family="text">
      <style:text-properties fo:color="#333333" fo:background-color="#ff0000"/>
    </style:style>
    <style:style style:name="T7" style:family="text">
      <style:text-properties fo:color="#333333"/>
    </style:style>
    <style:style style:name="T8" style:family="text">
      <style:text-properties fo:color="#333333" loext:char-shading-value="0" fo:background-color="#ff0000"/>
    </style:style>
    <style:style style:name="T9" style:family="text">
      <style:text-properties fo:color="#333333" fo:background-color="#dee6ef" loext:char-shading-value="0"/>
    </style:style>
    <style:style style:name="T10" style:family="text">
      <style:text-properties fo:color="#333333" fo:background-color="#dee6ef" loext:char-shading-value="0"/>
    </style:style>
    <style:style style:name="T11" style:family="text">
      <style:text-properties fo:color="#333333" fo:background-color="#dee6e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Quick guide to the Robot Code</text:span></text:p>
      <text:p text:style-name="P1"/>
      <text:p text:style-name="P1">Prerequisites:</text:p>
      <text:list xml:id="list2731554522" text:style-name="WWNum2">
        <text:list-item>
          <text:p text:style-name="P2">Some kind of access to SSH, this can be through Command Prompt, Mac Terminal, Visual Studio Code, or a Linux Virtual Machine/Terminal</text:p>
        </text:list-item>
        <text:list-item>
          <text:p text:style-name="P2">git, not github, just git</text:p>
        </text:list-item>
        <text:list-item>
          <text:p text:style-name="P2">Build tools for C++ and/or python</text:p>
        </text:list-item>
        <text:list-item>
          <text:p text:style-name="P2">Basic understanding of Linux and the Linux terminal, e.g. Bash</text:p>
        </text:list-item>
      </text:list>
      <text:p text:style-name="P1"/>
      <text:p text:style-name="P1">Preface:</text:p>
      <text:p text:style-name="P1"><text:tab/>It is recommended to build the code while connected to the Robots while connected via SSH, the Robots should already have almost all of the build tools required to build the software stack. Your first step should be to connect the Robots to a Wifi network and find it’s IP address, this can be achieved multiple ways, easiest way might be to just plug a monitor into the HDMI output of the robots and reading the IP address from the Network settings. </text:p>
      <text:p text:style-name="P1"/>
      <text:p text:style-name="P1"><text:tab/>If you want to install the entire setup elsewhere, you will need to follow one of the countless </text:p>
      <text:p text:style-name="P1"/>
      <text:p text:style-name="P1"><text:tab/>Once you have the IP address of the Robot you are working with, you can then attempt to SSH into the robot from a different computer on the same Wifi network. Do this with whatever SSH client you want. I will use the command line option, this will work with most ssh clients as well.</text:p>
      <text:p text:style-name="P1"/>
      <text:p text:style-name="P1">IP Address of robot: <text:tab/>128.208.244.208</text:p>
      <text:p text:style-name="P1">username of robot: <text:tab/>nano</text:p>
      <text:p text:style-name="P1"/>
      <text:p text:style-name="P6"><text:span text:style-name="T3">❯ ssh nano@128.208.244.208</text:span></text:p>
      <text:p text:style-name="P6"><text:span text:style-name="T3">The authenticity of host '128.208.244.208 (128.208.244.208)' can't be established.</text:span></text:p>
      <text:p text:style-name="P6"><text:span text:style-name="T3">ECDSA key fingerprint is SHA256:J5yw7Rc+YBhNPmUanYGSuILCBjTkEEU5h/lDrmC7aB4.</text:span></text:p>
      <text:p text:style-name="P6"><text:span text:style-name="T3">Are you sure you want to continue connecting (yes/no/[fingerprint])? </text:span></text:p>
      <text:p text:style-name="P3"/>
      <text:p text:style-name="P1">If this is the first time you are logging into the robot, it will probably complain that the authenticity can’t be established, I typically say type in yes at this step, it will typically only ask you this once or when network settings change drastically.</text:p>
      <text:p text:style-name="P1"/>
      <text:p text:style-name="P1">If you connection is a success, it will ask for a password, simply type in the password and the following will be the output:</text:p>
      <text:p text:style-name="P1"/>
      <text:p text:style-name="P6"><text:span text:style-name="T2">❯ ssh nano@128.208.244.208</text:span></text:p>
      <text:p text:style-name="P6"><text:span text:style-name="T2">Welcome to Ubuntu 18.04.5 LTS (GNU/Linux 4.9.140-tegra aarch64)</text:span></text:p>
      <text:p text:style-name="P5"/>
      <text:p text:style-name="P6"><text:span text:style-name="T2"><text:s/>* Documentation: <text:s/>https://help.ubuntu.com</text:span></text:p>
      <text:p text:style-name="P6"><text:span text:style-name="T2"><text:s/>* Management: <text:s text:c="4"/>https://landscape.canonical.com</text:span></text:p>
      <text:p text:style-name="P6"><text:span text:style-name="T2"><text:s/>* Support: <text:s text:c="7"/>https://ubuntu.com/advantage</text:span></text:p>
      <text:p text:style-name="P6"><text:span text:style-name="T2">This system has been minimized by removing packages and content that are</text:span></text:p>
      <text:p text:style-name="P6"><text:span text:style-name="T2">not required on a system that users do not log into.</text:span></text:p>
      <text:p text:style-name="P5"/>
      <text:p text:style-name="P6"><text:span text:style-name="T2">To restore this content, you can run the 'unminimize' command.</text:span></text:p>
      <text:p text:style-name="P5"/>
      <text:p text:style-name="P6"><text:span text:style-name="T2">310 packages can be updated.</text:span></text:p>
      <text:p text:style-name="P6"><text:soft-page-break/><text:span text:style-name="T2">79 of these updates are security updates.</text:span></text:p>
      <text:p text:style-name="P6"><text:span text:style-name="T2">To see these additional updates run: apt list --upgradable</text:span></text:p>
      <text:p text:style-name="P5"/>
      <text:p text:style-name="P6"><text:span text:style-name="T2">Last login: Wed Apr <text:s/>7 16:02:01 2021 from 128.208.244.170</text:span></text:p>
      <text:p text:style-name="P1"/>
      <text:p text:style-name="P1">Next step will be to download the code into a folder using git and build it using the ROS build systems.</text:p>
      <text:p text:style-name="P1"/>
      <text:p text:style-name="P1">The software for the robots can be found in the following git respository for this project:</text:p>
      <text:p text:style-name="P1"><text:a xlink:type="simple" xlink:href="https://github.com/CAMP-Project/CAMP.git" text:style-name="Internet_20_link" text:visited-style-name="Visited_20_Internet_20_Link">https://github.com/CAMP-Project/CAMP.git</text:a> </text:p>
      <text:p text:style-name="P1"/>
      <text:p text:style-name="P1">To download this onto the robots you can use the following command:</text:p>
      <text:p text:style-name="P1"/>
      <text:p text:style-name="P1"><text:span text:style-name="T10">❯ git clone </text:span><text:span text:style-name="Internet_20_link"><text:span text:style-name="T10">https://github.com/CAMP-Project/CAMP.git</text:span></text:span></text:p>
      <text:p text:style-name="P4"/>
      <text:p text:style-name="P1">This command will output the following:</text:p>
      <text:p text:style-name="P1"/>
      <text:p text:style-name="P6"><text:span text:style-name="T2">❯ git clone https://github.com/CAMP-Project/CAMP.git</text:span></text:p>
      <text:p text:style-name="P5"/>
      <text:p text:style-name="P6"><text:span text:style-name="T2">Cloning into 'CAMP'...</text:span></text:p>
      <text:p text:style-name="P6"><text:span text:style-name="T2">remote: Enumerating objects: 3677, done.</text:span></text:p>
      <text:p text:style-name="P6"><text:span text:style-name="T2">remote: Counting objects: 100% (993/993), done.</text:span></text:p>
      <text:p text:style-name="P6"><text:span text:style-name="T2">remote: Compressing objects: 100% (603/603), done.</text:span></text:p>
      <text:p text:style-name="P6"><text:span text:style-name="T2">remote: Total 3677 (delta 637), reused 670 (delta 328), pack-reused 2684</text:span></text:p>
      <text:p text:style-name="P6"><text:span text:style-name="T2">Receiving objects: 100% (3677/3677), 43.51 MiB | 10.70 MiB/s, done.</text:span></text:p>
      <text:p text:style-name="P6"><text:span text:style-name="T2">Resolving deltas: 100% (2157/2157), done.</text:span></text:p>
      <text:p text:style-name="P4"/>
      <text:p text:style-name="P1">This will create a folder called CAMP, to list the contents of the current directory, you can use the following command to confirm that the CAMP folder was created:</text:p>
      <text:p text:style-name="P1"/>
      <text:p text:style-name="P6"><text:span text:style-name="T2">❯ ls</text:span></text:p>
      <text:p text:style-name="P6"><text:span text:style-name="T2">CAMP</text:span></text:p>
      <text:p text:style-name="P1"/>
      <text:p text:style-name="P1">Next we will build the code inside of this folder</text:p>
      <text:p text:style-name="P1"/>
      <text:p text:style-name="P1">Change directory into the CAMP folder:</text:p>
      <text:p text:style-name="P1"/>
      <text:p text:style-name="P6"><text:span text:style-name="T2">❯ cd CAMP</text:span></text:p>
      <text:p text:style-name="P1"/>
      <text:p text:style-name="P1">Before initiating the build, we need to initialize the git sub modules, which can be done with the following command:</text:p>
      <text:p text:style-name="P1"/>
      <text:p text:style-name="P6"><text:span text:style-name="T2">❯ git submodule update --init</text:span></text:p>
      <text:p text:style-name="P6"><text:span text:style-name="T2">Submodule 'src/multimaster_fkie' (https://github.com/CAMP-Project/multimaster_fkie.git) registered for path 'src/multimaster_fkie'</text:span></text:p>
      <text:p text:style-name="P6"><text:span text:style-name="T2">Cloning into '/home/manpreet/testdir/CAMP/src/multimaster_fkie'...</text:span></text:p>
      <text:p text:style-name="P6"><text:span text:style-name="T2">Submodule path 'src/multimaster_fkie': checked out 'b10e41b1abd4d2c4bd8f097d63246e596908a2d8'</text:span></text:p>
      <text:p text:style-name="P1"/>
      <text:p text:style-name="P1"/>
      <text:p text:style-name="P1"/>
      <text:p text:style-name="P1"><text:soft-page-break/></text:p>
      <text:p text:style-name="P1"/>
      <text:p text:style-name="P1">And then if you have everything installed correctly, you can simply type in the following command to initiate the build:</text:p>
      <text:p text:style-name="P1"/>
      <text:p text:style-name="P6"><text:span text:style-name="T2">❯ catkin_make</text:span></text:p>
      <text:p text:style-name="P6"><text:span text:style-name="T2">Base path: /home/manpreet/testdir/CAMP</text:span></text:p>
      <text:p text:style-name="P6"><text:span text:style-name="T2">Source space: /home/manpreet/testdir/CAMP/src</text:span></text:p>
      <text:p text:style-name="P6"><text:span text:style-name="T2">Build space: /home/manpreet/testdir/CAMP/build</text:span></text:p>
      <text:p text:style-name="P6"><text:span text:style-name="T2">Devel space: /home/manpreet/testdir/CAMP/devel</text:span></text:p>
      <text:p text:style-name="P6"><text:span text:style-name="T2">Install space: /home/manpreet/testdir/CAMP/install</text:span></text:p>
      <text:p text:style-name="P6"><text:span text:style-name="T2">Removing symlink "/home/manpreet/testdir/CAMP/src/CMakeLists.txt" which points to non-existing file</text:span></text:p>
      <text:p text:style-name="P6"><text:span text:style-name="T2">Creating symlink "/home/manpreet/testdir/CAMP/src/CMakeLists.txt" pointing to "/opt/ros/noetic/share/catkin/cmake/toplevel.cmake"</text:span></text:p>
      <text:p text:style-name="P6"><text:span text:style-name="T2">####</text:span></text:p>
      <text:p text:style-name="P6"><text:span text:style-name="T2">#### Running command: "cmake /home/manpreet/testdir/CAMP/src -DCATKIN_DEVEL_PREFIX=/home/manpreet/testdir/CAMP/devel -DCMAKE_INSTALL_PREFIX=/home/manpreet/testdir/CAMP/install -G Unix Makefiles" in "/home/manpreet/testdir/CAMP/build"</text:span></text:p>
      <text:p text:style-name="P6"><text:span text:style-name="T2">####</text:span></text:p>
      <text:p text:style-name="P6"><text:span text:style-name="T2">-- The C compiler identification is GNU 9.3.0</text:span></text:p>
      <text:p text:style-name="P6"><text:span text:style-name="T2">-- The CXX compiler identification is GNU 9.3.0</text:span></text:p>
      <text:p text:style-name="P6"><text:span text:style-name="T2">-- Check for working C compiler: /usr/bin/cc</text:span></text:p>
      <text:p text:style-name="P6"><text:span text:style-name="T2">-- Check for working C compiler: /usr/bin/cc -- works</text:span></text:p>
      <text:p text:style-name="P6"><text:span text:style-name="T2">-- Detecting C compiler ABI info</text:span></text:p>
      <text:p text:style-name="P6"><text:span text:style-name="T2">-- Detecting C compiler ABI info - done</text:span></text:p>
      <text:p text:style-name="P6"><text:span text:style-name="T2">-- Detecting C compile features</text:span></text:p>
      <text:p text:style-name="P6"><text:span text:style-name="T2">-- Detecting C compile features - done</text:span></text:p>
      <text:p text:style-name="P6"><text:span text:style-name="T2">-- Check for working CXX compiler: /usr/bin/c++</text:span></text:p>
      <text:p text:style-name="P6"><text:span text:style-name="T2">-- Check for working CXX compiler: /usr/bin/c++ -- works</text:span></text:p>
      <text:p text:style-name="P6"><text:span text:style-name="T2">-- Detecting CXX compiler ABI info</text:span></text:p>
      <text:p text:style-name="P6"><text:span text:style-name="T2">-- Detecting CXX compiler ABI info - done</text:span></text:p>
      <text:p text:style-name="P6"><text:span text:style-name="T2">-- Detecting CXX compile features</text:span></text:p>
      <text:p text:style-name="P6"><text:span text:style-name="T2">-- Detecting CXX compile features - done</text:span></text:p>
      <text:p text:style-name="P6"><text:span text:style-name="T2">-- Using CATKIN_DEVEL_PREFIX: /home/manpreet/testdir/CAMP/devel</text:span></text:p>
      <text:p text:style-name="P6"><text:span text:style-name="T2">-- Using CMAKE_PREFIX_PATH: /opt/ros/noetic</text:span></text:p>
      <text:p text:style-name="P6"><text:span text:style-name="T2">-- This workspace overlays: /opt/ros/noetic</text:span></text:p>
      <text:p text:style-name="P6"><text:span text:style-name="T2">-- Found PythonInterp: /usr/bin/python3 (found suitable version "3.8.5", minimum required is "3") </text:span></text:p>
      <text:p text:style-name="P6"><text:span text:style-name="T2">-- Using PYTHON_EXECUTABLE: /usr/bin/python3</text:span></text:p>
      <text:p text:style-name="P6"><text:span text:style-name="T2">-- Using Debian Python package layout</text:span></text:p>
      <text:p text:style-name="P6"><text:span text:style-name="T2">-- Found PY_em: /usr/lib/python3/dist-packages/em.py <text:s/></text:span></text:p>
      <text:p text:style-name="P6"><text:span text:style-name="T2">-- Using empy: /usr/lib/python3/dist-packages/em.py</text:span></text:p>
      <text:p text:style-name="P6"><text:span text:style-name="T2">-- Using CATKIN_ENABLE_TESTING: ON</text:span></text:p>
      <text:p text:style-name="P6"><text:span text:style-name="T2">-- Call enable_testing()</text:span></text:p>
      <text:p text:style-name="P6"><text:span text:style-name="T2">-- Using CATKIN_TEST_RESULTS_DIR: /home/manpreet/testdir/CAMP/build/test_results</text:span></text:p>
      <text:p text:style-name="P6"><text:span text:style-name="T2">-- Forcing gtest/gmock from source, though one was otherwise available.</text:span></text:p>
      <text:p text:style-name="P6"><text:span text:style-name="T2">-- Found gtest sources under '/usr/src/googletest': gtests will be built</text:span></text:p>
      <text:p text:style-name="P6"><text:span text:style-name="T2">-- Found gmock sources under '/usr/src/googletest': gmock will be built</text:span></text:p>
      <text:p text:style-name="P6"><text:soft-page-break/><text:span text:style-name="T2">-- Found PythonInterp: /usr/bin/python3 (found version "3.8.5") </text:span></text:p>
      <text:p text:style-name="P6"><text:span text:style-name="T2">-- Found Threads: TRUE <text:s/></text:span></text:p>
      <text:p text:style-name="P6"><text:span text:style-name="T2">-- Using Python nosetests: /usr/bin/nosetests3</text:span></text:p>
      <text:p text:style-name="P6"><text:span text:style-name="T2">-- catkin 0.8.10</text:span></text:p>
      <text:p text:style-name="P6"><text:span text:style-name="T2">-- BUILD_SHARED_LIBS is on</text:span></text:p>
      <text:p text:style-name="P6"><text:span text:style-name="T2">-- BUILD_SHARED_LIBS is on</text:span></text:p>
      <text:p text:style-name="P6"><text:span text:style-name="T2">-- ~~~~~~~~~~~~~~~~~~~~~~~~~~~~~~~~~~~~~~~~~~~~~~~~~</text:span></text:p>
      <text:p text:style-name="P6"><text:span text:style-name="T2">-- ~~ <text:s/>traversing 21 packages in topological order:</text:span></text:p>
      <text:p text:style-name="P6"><text:span text:style-name="T2">-- ~~ <text:s/>- camp_pathfinding</text:span></text:p>
      <text:p text:style-name="P6"><text:span text:style-name="T2">-- ~~ <text:s/>- turtlebot3 (metapackage)</text:span></text:p>
      <text:p text:style-name="P6"><text:span text:style-name="T2">-- ~~ <text:s/>- turtlebot3_msgs</text:span></text:p>
      <text:p text:style-name="P6"><text:span text:style-name="T2">-- ~~ <text:s/>- turtlebot3_navigation</text:span></text:p>
      <text:p text:style-name="P6"><text:span text:style-name="T2">-- ~~ <text:s/>- coop_test</text:span></text:p>
      <text:p text:style-name="P6"><text:span text:style-name="T2">-- ~~ <text:s/>- kalman_filter</text:span></text:p>
      <text:p text:style-name="P6"><text:span text:style-name="T2">-- ~~ <text:s/>- localizer_dwm1001</text:span></text:p>
      <text:p text:style-name="P6"><text:span text:style-name="T2">-- ~~ <text:s/>- ddynamic_reconfigure</text:span></text:p>
      <text:p text:style-name="P6"><text:span text:style-name="T2">-- ~~ <text:s/>- brian</text:span></text:p>
      <text:p text:style-name="P6"><text:span text:style-name="T2">-- ~~ <text:s/>- hls_lfcd_lds_driver</text:span></text:p>
      <text:p text:style-name="P6"><text:span text:style-name="T2">-- ~~ <text:s/>- lidar_listener</text:span></text:p>
      <text:p text:style-name="P6"><text:span text:style-name="T2">-- ~~ <text:s/>- roomba_navigation</text:span></text:p>
      <text:p text:style-name="P6"><text:span text:style-name="T2">-- ~~ <text:s/>- camp_goto</text:span></text:p>
      <text:p text:style-name="P6"><text:span text:style-name="T2">-- ~~ <text:s/>- camp_map</text:span></text:p>
      <text:p text:style-name="P6"><text:span text:style-name="T2">-- ~~ <text:s/>- camp_multiagent</text:span></text:p>
      <text:p text:style-name="P6"><text:span text:style-name="T2">-- ~~ <text:s/>- turtlebot3_bringup</text:span></text:p>
      <text:p text:style-name="P6"><text:span text:style-name="T2">-- ~~ <text:s/>- turtlebot3_example</text:span></text:p>
      <text:p text:style-name="P6"><text:span text:style-name="T2">-- ~~ <text:s/>- turtlebot3_gazebo</text:span></text:p>
      <text:p text:style-name="P6"><text:span text:style-name="T2">-- ~~ <text:s/>- turtlebot3_slam</text:span></text:p>
      <text:p text:style-name="P6"><text:span text:style-name="T2">-- ~~ <text:s/>- turtlebot3_teleop</text:span></text:p>
      <text:p text:style-name="P6"><text:span text:style-name="T2">-- ~~ <text:s/>- turtlebot3_description</text:span></text:p>
      <text:p text:style-name="P6"><text:span text:style-name="T2">-- ~~~~~~~~~~~~~~~~~~~~~~~~~~~~~~~~~~~~~~~~~~~~~~~~~</text:span></text:p>
      <text:p text:style-name="P6"><text:span text:style-name="T2">-- +++ processing catkin package: 'camp_pathfinding'</text:span></text:p>
      <text:p text:style-name="P6"><text:span text:style-name="T2">-- ==&gt; add_subdirectory(camp_pathfinding)</text:span></text:p>
      <text:p text:style-name="P6"><text:span text:style-name="T2">-- Using these message generators: gencpp;geneus;genlisp;gennodejs;genpy</text:span></text:p>
      <text:p text:style-name="P6"><text:span text:style-name="T2">-- camp_pathfinding: 1 messages, 0 services</text:span></text:p>
      <text:p text:style-name="P6"><text:span text:style-name="T2">-- +++ processing catkin metapackage: 'turtlebot3'</text:span></text:p>
      <text:p text:style-name="P6"><text:span text:style-name="T2">-- ==&gt; add_subdirectory(turtlebot3/turtlebot3)</text:span></text:p>
      <text:p text:style-name="P6"><text:span text:style-name="T2">-- +++ processing catkin package: 'turtlebot3_msgs'</text:span></text:p>
      <text:p text:style-name="P6"><text:span text:style-name="T2">-- ==&gt; add_subdirectory(turtlebot3_msgs)</text:span></text:p>
      <text:p text:style-name="P6"><text:span text:style-name="T2">-- Using these message generators: gencpp;geneus;genlisp;gennodejs;genpy</text:span></text:p>
      <text:p text:style-name="P6"><text:span text:style-name="T2">-- turtlebot3_msgs: 3 messages, 0 services</text:span></text:p>
      <text:p text:style-name="P6"><text:span text:style-name="T2">-- +++ processing catkin package: 'turtlebot3_navigation'</text:span></text:p>
      <text:p text:style-name="P6"><text:span text:style-name="T2">-- ==&gt; add_subdirectory(turtlebot3/turtlebot3_navigation)</text:span></text:p>
      <text:p text:style-name="P6"><text:span text:style-name="T2">-- +++ processing catkin package: 'coop_test'</text:span></text:p>
      <text:p text:style-name="P6"><text:span text:style-name="T2">-- ==&gt; add_subdirectory(coop_test)</text:span></text:p>
      <text:p text:style-name="P6"><text:span text:style-name="T2">-- +++ processing catkin package: 'kalman_filter'</text:span></text:p>
      <text:p text:style-name="P6"><text:span text:style-name="T2">-- ==&gt; add_subdirectory(kalman_filter)</text:span></text:p>
      <text:p text:style-name="P6"><text:span text:style-name="T2">-- Using these message generators: gencpp;geneus;genlisp;gennodejs;genpy</text:span></text:p>
      <text:p text:style-name="P6"><text:span text:style-name="T2">-- +++ processing catkin package: 'localizer_dwm1001'</text:span></text:p>
      <text:p text:style-name="P6"><text:span text:style-name="T2">-- ==&gt; add_subdirectory(dwm1001_ros)</text:span></text:p>
      <text:p text:style-name="P6"><text:soft-page-break/><text:span text:style-name="T2">-- Using these message generators: gencpp;geneus;genlisp;gennodejs;genpy</text:span></text:p>
      <text:p text:style-name="P6"><text:span text:style-name="T2">-- localizer_dwm1001: 2 messages, 5 services</text:span></text:p>
      <text:p text:style-name="P6"><text:span text:style-name="T2">-- +++ processing catkin package: 'ddynamic_reconfigure'</text:span></text:p>
      <text:p text:style-name="P6"><text:span text:style-name="T2">-- ==&gt; add_subdirectory(ddynamic_reconfigure)</text:span></text:p>
      <text:p text:style-name="P6"><text:span text:style-name="T2">-- +++ processing catkin package: 'brian'</text:span></text:p>
      <text:p text:style-name="P6"><text:span text:style-name="T2">-- ==&gt; add_subdirectory(brian)</text:span></text:p>
      <text:p text:style-name="P6"><text:span text:style-name="T2">.</text:span></text:p>
      <text:p text:style-name="P6"><text:span text:style-name="T2">.</text:span></text:p>
      <text:p text:style-name="P6"><text:span text:style-name="T2">. . . and so on</text:span></text:p>
      <text:p text:style-name="P1"/>
      <text:p text:style-name="P1">I cannot possibly anticipate every single error you might run into while typing to build the code. But if you are working with the same Linux image on the robots that we had used, all of these steps should work, and some of them may have already been done for you. If you do end up running into build error, you will need to figure out what is broken and fix it yourself, can’t do much from the past, sorry.</text:p>
      <text:p text:style-name="P1"/>
      <text:p text:style-name="P1">To launch the robot code, you have multiple options to do so, you can use the Bash script we’ve put together, or what might be better for the long run, learn how to launch ROS Nodes using Lunch files. Most of the basic stuff for launching things can be learned from both the ROS Textbook and the Turtlebot 3 guides found here:</text:p>
      <text:p text:style-name="P1"/>
      <text:p text:style-name="P1">Turtlebot 3 Manual: <text:a xlink:type="simple" xlink:href="https://emanual.robotis.com/docs/en/platform/turtlebot3/overview/" text:style-name="Internet_20_link" text:visited-style-name="Visited_20_Internet_20_Link">https://emanual.robotis.com/docs/en/platform/turtlebot3/overview/</text:a> </text:p>
      <text:p text:style-name="P1">ROS Textbook: <text:a xlink:type="simple" xlink:href="http://wiki.ros.org/Books/ROS_Robot_Programming_English" text:style-name="Internet_20_link" text:visited-style-name="Visited_20_Internet_20_Link">http://wiki.ros.org/Books/ROS_Robot_Programming_English</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4T14:04:40</meta:creation-date>
    <dc:language>en-US</dc:language>
    <dc:date>2021-06-24T16:06:51.082522448</dc:date>
    <meta:editing-cycles>2</meta:editing-cycles>
    <meta:editing-duration>PT9M33S</meta:editing-duration>
    <meta:generator>LibreOffice/6.4.7.2$Linux_X86_64 LibreOffice_project/40$Build-2</meta:generator>
    <meta:document-statistic meta:table-count="0" meta:image-count="0" meta:object-count="0" meta:page-count="5" meta:paragraph-count="157" meta:word-count="1254" meta:character-count="9132" meta:non-whitespace-character-count="7986"/>
  </office:meta>
</office:document-meta>
</file>